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2023-10-23 14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72824" calcext:value-type="float">
            <text:p>37.07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2023-09-15 1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82296" calcext:value-type="float">
            <text:p>38.18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2023-06-29 15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14856" calcext:value-type="float">
            <text:p>39.614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2023-04-05 15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82824" calcext:value-type="float">
            <text:p>40.88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2022-11-02 15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71872" calcext:value-type="float">
            <text:p>43.17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2022-07-13 16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46776" calcext:value-type="float">
            <text:p>43.546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2021-02-09 16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68056" calcext:value-type="float">
            <text:p>46.16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2020-07-08 19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77656" calcext:value-type="float">
            <text:p>46.77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2020-03-03 19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43416" calcext:value-type="float">
            <text:p>47.14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2019-11-15 14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30056" calcext:value-type="float">
            <text:p>46.93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2019-07-16 17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8972" calcext:value-type="float">
            <text:p>47.28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2019-04-25 16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07096" calcext:value-type="float">
            <text:p>46.10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2019-01-28 17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86344" calcext:value-type="float">
            <text:p>46.18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2018-11-07 16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46592" calcext:value-type="float">
            <text:p>46.64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2018-08-01 18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86088" calcext:value-type="float">
            <text:p>47.186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2018-04-27 15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772" calcext:value-type="float">
            <text:p>46.1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2018-01-22 19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18576" calcext:value-type="float">
            <text:p>46.51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2017-10-10 18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7448" calcext:value-type="float">
            <text:p>47.2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2017-07-28 15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01328" calcext:value-type="float">
            <text:p>47.201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2017-04-13 15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21168" calcext:value-type="float">
            <text:p>45.92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2017-01-25 20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42504" calcext:value-type="float">
            <text:p>45.94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2016-10-27 16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96656" calcext:value-type="float">
            <text:p>46.39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2016-07-07 15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4672" calcext:value-type="float">
            <text:p>46.1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2016-04-13 17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3336" calcext:value-type="float">
            <text:p>45.9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2016-01-28 21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3336" calcext:value-type="float">
            <text:p>45.9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2015-07-28 15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4484" calcext:value-type="float">
            <text:p>46.34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2015-05-18 16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33944" calcext:value-type="float">
            <text:p>46.03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2015-01-28 17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73696" calcext:value-type="float">
            <text:p>45.573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2014-10-16 17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69936" calcext:value-type="float">
            <text:p>45.96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2014-07-31 17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296" calcext:value-type="float">
            <text:p>46.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2014-04-28 16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2188" calcext:value-type="float">
            <text:p>45.521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2014-02-06 17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18448" calcext:value-type="float">
            <text:p>47.01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2013-10-25 16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3628" calcext:value-type="float">
            <text:p>46.43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2013-09-10 14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83296" calcext:value-type="float">
            <text:p>46.18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2013-04-17 16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90816" calcext:value-type="float">
            <text:p>45.390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2013-02-12 20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5612" calcext:value-type="float">
            <text:p>45.156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2012-10-18 16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30184" calcext:value-type="float">
            <text:p>46.43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2012-08-08 17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296" calcext:value-type="float">
            <text:p>46.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2012-05-15 17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6676" calcext:value-type="float">
            <text:p>46.46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2012-02-09 17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1228" calcext:value-type="float">
            <text:p>44.91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2011-11-03 1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39" calcext:value-type="float">
            <text:p>45.33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2011-07-28 1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93608" calcext:value-type="float">
            <text:p>46.39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2011-05-17 14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85432" calcext:value-type="float">
            <text:p>44.98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2011-02-01 16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22592" calcext:value-type="float">
            <text:p>45.122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2010-10-26 16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6092" calcext:value-type="float">
            <text:p>45.460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2010-07-19 14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01456" calcext:value-type="float">
            <text:p>46.70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2010-04-14 16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71616" calcext:value-type="float">
            <text:p>44.171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2010-01-26 16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0184" calcext:value-type="float">
            <text:p>45.2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2009-11-24 15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56248" calcext:value-type="float">
            <text:p>44.656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2009-07-28 15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50024" calcext:value-type="float">
            <text:p>45.15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2009-04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5216" calcext:value-type="float">
            <text:p>43.9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2009-02-12 17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96584" calcext:value-type="float">
            <text:p>44.296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2008-11-13 15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9516" calcext:value-type="float">
            <text:p>45.09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2008-07-1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91856" calcext:value-type="float">
            <text:p>46.09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2008-04-22 15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63768" calcext:value-type="float">
            <text:p>43.863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2008-01-15 18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10656" calcext:value-type="float">
            <text:p>44.110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2007-10-31 13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8952" calcext:value-type="float">
            <text:p>45.6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2007-07-12 15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724" calcext:value-type="float">
            <text:p>45.8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2007-05-31 17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17664" calcext:value-type="float">
            <text:p>45.317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2007-01-25 17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12664" calcext:value-type="float">
            <text:p>43.41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2006-11-08 16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74792" calcext:value-type="float">
            <text:p>43.674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2006-07-13 16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48984" calcext:value-type="float">
            <text:p>44.44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2006-04-11 14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76672" calcext:value-type="float">
            <text:p>43.47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2006-01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41392" calcext:value-type="float">
            <text:p>43.14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2005-10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51576" calcext:value-type="float">
            <text:p>43.851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2005-07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0164" calcext:value-type="float">
            <text:p>43.60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2005-04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46448" calcext:value-type="float">
            <text:p>42.44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2005-01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53128" calcext:value-type="float">
            <text:p>42.553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2004-10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51832" calcext:value-type="float">
            <text:p>42.85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2004-07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59096" calcext:value-type="float">
            <text:p>43.05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2004-04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2336" calcext:value-type="float">
            <text:p>42.1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2004-01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624" calcext:value-type="float">
            <text:p>42.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2003-10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73296" calcext:value-type="float">
            <text:p>42.37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2003-07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4528" calcext:value-type="float">
            <text:p>42.2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2003-04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39312" calcext:value-type="float">
            <text:p>41.739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2003-02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67912" calcext:value-type="float">
            <text:p>41.96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2002-10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2628" calcext:value-type="float">
            <text:p>42.62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2002-07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57344" calcext:value-type="float">
            <text:p>42.75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2002-04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71672" calcext:value-type="float">
            <text:p>41.571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2002-01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58896" calcext:value-type="float">
            <text:p>41.45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2001-10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33216" calcext:value-type="float">
            <text:p>41.733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2001-07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93592" calcext:value-type="float">
            <text:p>41.693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2001-04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96312" calcext:value-type="float">
            <text:p>40.596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2001-02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00528" calcext:value-type="float">
            <text:p>40.80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2000-10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31464" calcext:value-type="float">
            <text:p>41.43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2000-07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3656" calcext:value-type="float">
            <text:p>41.443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2000-04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02992" calcext:value-type="float">
            <text:p>40.702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2000-01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16352" calcext:value-type="float">
            <text:p>40.91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99-11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26664" calcext:value-type="float">
            <text:p>41.126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99-07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74136" calcext:value-type="float">
            <text:p>41.474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99-04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01824" calcext:value-type="float">
            <text:p>40.501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99-01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6888" calcext:value-type="float">
            <text:p>40.5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98-10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54096" calcext:value-type="float">
            <text:p>41.154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98-07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18944" calcext:value-type="float">
            <text:p>40.318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98-04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288" calcext:value-type="float">
            <text:p>39.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98-0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25752" calcext:value-type="float">
            <text:p>39.925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97-11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46376" calcext:value-type="float">
            <text:p>40.346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97-07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7744" calcext:value-type="float">
            <text:p>40.4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97-04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9164" calcext:value-type="float">
            <text:p>39.79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97-01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9352" calcext:value-type="float">
            <text:p>39.5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96-10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2588" calcext:value-type="float">
            <text:p>39.42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96-07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41576" calcext:value-type="float">
            <text:p>40.041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96-04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7828" calcext:value-type="float">
            <text:p>39.57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96-01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24" calcext:value-type="float">
            <text:p>39.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95-10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05584" calcext:value-type="float">
            <text:p>40.105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95-07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85672" calcext:value-type="float">
            <text:p>39.28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95-05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02792" calcext:value-type="float">
            <text:p>39.10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95-03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0104" calcext:value-type="float">
            <text:p>38.8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95-01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26008" calcext:value-type="float">
            <text:p>38.92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94-11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69848" calcext:value-type="float">
            <text:p>39.16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94-08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83792" calcext:value-type="float">
            <text:p>39.48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94-06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09344" calcext:value-type="float">
            <text:p>39.709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94-04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29184" calcext:value-type="float">
            <text:p>38.42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94-02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16992" calcext:value-type="float">
            <text:p>38.41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94-01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27304" calcext:value-type="float">
            <text:p>38.62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93-10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76656" calcext:value-type="float">
            <text:p>38.77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93-08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84504" calcext:value-type="float">
            <text:p>39.08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93-06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286" calcext:value-type="float">
            <text:p>38.32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93-04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94032" calcext:value-type="float">
            <text:p>37.594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93-02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48896" calcext:value-type="float">
            <text:p>37.64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93-01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19584" calcext:value-type="float">
            <text:p>37.819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92-10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0856" calcext:value-type="float">
            <text:p>38.00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92-08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238" calcext:value-type="float">
            <text:p>38.02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92-06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56744" calcext:value-type="float">
            <text:p>37.956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92-04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142" calcext:value-type="float">
            <text:p>37.41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92-03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2088" calcext:value-type="float">
            <text:p>37.52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92-01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09272" calcext:value-type="float">
            <text:p>37.60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91-11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524" calcext:value-type="float">
            <text:p>38.2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91-08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48184" calcext:value-type="float">
            <text:p>38.048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91-07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4092" calcext:value-type="float">
            <text:p>37.840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91-05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988" calcext:value-type="float">
            <text:p>37.13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91-04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3132" calcext:value-type="float">
            <text:p>37.23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91-01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80088" calcext:value-type="float">
            <text:p>37.280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90-11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93576" calcext:value-type="float">
            <text:p>36.993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90-10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0272" calcext:value-type="float">
            <text:p>37.00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90-08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988" calcext:value-type="float">
            <text:p>37.13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90-06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7224" calcext:value-type="float">
            <text:p>36.97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90-05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28984" calcext:value-type="float">
            <text:p>36.82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90-03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15496" calcext:value-type="float">
            <text:p>37.115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90-01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284" calcext:value-type="float">
            <text:p>36.72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89-11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64976" calcext:value-type="float">
            <text:p>36.76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89-10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9416" calcext:value-type="float">
            <text:p>37.09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89-08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2464" calcext:value-type="float">
            <text:p>37.12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89-06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8936" calcext:value-type="float">
            <text:p>36.78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89-04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284" calcext:value-type="float">
            <text:p>36.72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89-03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3696" calcext:value-type="float">
            <text:p>36.63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89-01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1128" calcext:value-type="float">
            <text:p>36.91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88-11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7224" calcext:value-type="float">
            <text:p>36.97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88-10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57584" calcext:value-type="float">
            <text:p>37.05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88-08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59336" calcext:value-type="float">
            <text:p>37.35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88-06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9792" calcext:value-type="float">
            <text:p>36.69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88-05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9124" calcext:value-type="float">
            <text:p>36.59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88-03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0648" calcext:value-type="float">
            <text:p>36.60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88-03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46688" calcext:value-type="float">
            <text:p>36.74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88-0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10696" calcext:value-type="float">
            <text:p>36.81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87-1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094" calcext:value-type="float">
            <text:p>37.10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87-09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856" calcext:value-type="float">
            <text:p>37.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87-08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2464" calcext:value-type="float">
            <text:p>37.12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87-06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2172" calcext:value-type="float">
            <text:p>36.62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87-05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46232" calcext:value-type="float">
            <text:p>36.146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87-03-18 16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0168" calcext:value-type="float">
            <text:p>36.30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87-01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3028" calcext:value-type="float">
            <text:p>36.53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86-11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80216" calcext:value-type="float">
            <text:p>36.78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86-10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06352" calcext:value-type="float">
            <text:p>37.10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86-08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36248" calcext:value-type="float">
            <text:p>37.036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86-07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91696" calcext:value-type="float">
            <text:p>37.191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86-04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8164" calcext:value-type="float">
            <text:p>35.98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86-03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82224" calcext:value-type="float">
            <text:p>36.082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86-0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15168" calcext:value-type="float">
            <text:p>36.01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86-01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4072" calcext:value-type="float">
            <text:p>36.24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85-1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04144" calcext:value-type="float">
            <text:p>36.204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85-10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90656" calcext:value-type="float">
            <text:p>36.490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85-08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98632" calcext:value-type="float">
            <text:p>36.298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85-07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55376" calcext:value-type="float">
            <text:p>36.155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85-06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0544" calcext:value-type="float">
            <text:p>35.90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85-03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5304" calcext:value-type="float">
            <text:p>35.75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85-03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7684" calcext:value-type="float">
            <text:p>35.67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84-08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2924" calcext:value-type="float">
            <text:p>35.82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84-06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1296" calcext:value-type="float">
            <text:p>35.11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84-04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6056" calcext:value-type="float">
            <text:p>34.96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84-02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86696" calcext:value-type="float">
            <text:p>35.28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83-02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46616" calcext:value-type="float">
            <text:p>34.64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82-10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14128" calcext:value-type="float">
            <text:p>35.31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82-07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2152" calcext:value-type="float">
            <text:p>35.02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82-06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56344" calcext:value-type="float">
            <text:p>34.75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82-05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28912" calcext:value-type="float">
            <text:p>34.72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82-04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186" calcext:value-type="float">
            <text:p>34.51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82-02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81312" calcext:value-type="float">
            <text:p>34.88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81-11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72168" calcext:value-type="float">
            <text:p>34.87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81-10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70416" calcext:value-type="float">
            <text:p>34.57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81-09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54464" calcext:value-type="float">
            <text:p>34.95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81-08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99016" calcext:value-type="float">
            <text:p>34.79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81-07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57512" calcext:value-type="float">
            <text:p>34.95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81-06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07576" calcext:value-type="float">
            <text:p>34.70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81-05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4052" calcext:value-type="float">
            <text:p>34.64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81-05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5764" calcext:value-type="float">
            <text:p>34.45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81-02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4052" calcext:value-type="float">
            <text:p>34.64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80-12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6056" calcext:value-type="float">
            <text:p>34.96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80-11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8248" calcext:value-type="float">
            <text:p>35.08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80-10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52" calcext:value-type="float">
            <text:p>35.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80-09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7392" calcext:value-type="float">
            <text:p>35.17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80-08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7392" calcext:value-type="float">
            <text:p>35.17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80-07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3676" calcext:value-type="float">
            <text:p>35.03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80-06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5388" calcext:value-type="float">
            <text:p>34.85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80-04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3112" calcext:value-type="float">
            <text:p>35.63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80-03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78392" calcext:value-type="float">
            <text:p>34.37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80-01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59392" calcext:value-type="float">
            <text:p>34.75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79-08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72752" calcext:value-type="float">
            <text:p>34.97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79-08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9104" calcext:value-type="float">
            <text:p>34.99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79-05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61272" calcext:value-type="float">
            <text:p>34.56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79-05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34424" calcext:value-type="float">
            <text:p>34.63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79-04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8624" calcext:value-type="float">
            <text:p>34.68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79-03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472" calcext:value-type="float">
            <text:p>34.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79-0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0336" calcext:value-type="float">
            <text:p>34.50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78-1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092" calcext:value-type="float">
            <text:p>35.50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78-11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9772" calcext:value-type="float">
            <text:p>35.09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78-10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06864" calcext:value-type="float">
            <text:p>35.10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78-08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04528" calcext:value-type="float">
            <text:p>34.70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78-07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6244" calcext:value-type="float">
            <text:p>34.76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78-02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42984" calcext:value-type="float">
            <text:p>34.54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78-0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3008" calcext:value-type="float">
            <text:p>34.93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78-01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3676" calcext:value-type="float">
            <text:p>35.03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78-01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28784" calcext:value-type="float">
            <text:p>35.22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78-01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45904" calcext:value-type="float">
            <text:p>35.04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77-1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07448" calcext:value-type="float">
            <text:p>35.20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77-12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71456" calcext:value-type="float">
            <text:p>35.27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77-12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40976" calcext:value-type="float">
            <text:p>35.24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77-11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806" calcext:value-type="float">
            <text:p>35.28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77-1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81184" calcext:value-type="float">
            <text:p>35.38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77-11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44608" calcext:value-type="float">
            <text:p>35.34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77-10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34168" calcext:value-type="float">
            <text:p>35.63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77-10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34168" calcext:value-type="float">
            <text:p>35.63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77-10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25024" calcext:value-type="float">
            <text:p>35.62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77-09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03688" calcext:value-type="float">
            <text:p>35.60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77-03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948" calcext:value-type="float">
            <text:p>34.5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76-1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8248" calcext:value-type="float">
            <text:p>35.08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76-11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31504" calcext:value-type="float">
            <text:p>34.131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76-10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996" calcext:value-type="float">
            <text:p>34.89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76-09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7288" calcext:value-type="float">
            <text:p>34.47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76-09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91752" calcext:value-type="float">
            <text:p>34.59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76-09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2528" calcext:value-type="float">
            <text:p>34.62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76-09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0148" calcext:value-type="float">
            <text:p>34.70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76-09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7768" calcext:value-type="float">
            <text:p>34.77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76-08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07576" calcext:value-type="float">
            <text:p>34.70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76-08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5388" calcext:value-type="float">
            <text:p>34.85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76-08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33" calcext:value-type="float">
            <text:p>35.43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76-08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83648" calcext:value-type="float">
            <text:p>35.28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76-07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58808" calcext:value-type="float">
            <text:p>34.65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76-07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47912" calcext:value-type="float">
            <text:p>34.34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76-06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8144" calcext:value-type="float">
            <text:p>34.38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76-06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2904" calcext:value-type="float">
            <text:p>34.22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76-06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8144" calcext:value-type="float">
            <text:p>34.38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76-04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46872" calcext:value-type="float">
            <text:p>33.646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76-02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96224" calcext:value-type="float">
            <text:p>33.796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76-0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852" calcext:value-type="float">
            <text:p>33.9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76-01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9188" calcext:value-type="float">
            <text:p>34.091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76-0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1568" calcext:value-type="float">
            <text:p>34.01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75-12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30336" calcext:value-type="float">
            <text:p>33.930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75-12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09" calcext:value-type="float">
            <text:p>33.90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75-12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852" calcext:value-type="float">
            <text:p>33.9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75-1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03488" calcext:value-type="float">
            <text:p>34.003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75-12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5472" calcext:value-type="float">
            <text:p>33.95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75-12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27288" calcext:value-type="float">
            <text:p>33.927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75-1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21192" calcext:value-type="float">
            <text:p>33.921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75-11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20608" calcext:value-type="float">
            <text:p>33.82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75-1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66328" calcext:value-type="float">
            <text:p>33.866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75-1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72424" calcext:value-type="float">
            <text:p>33.872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75-1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6328" calcext:value-type="float">
            <text:p>33.86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75-11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84032" calcext:value-type="float">
            <text:p>33.784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75-1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66328" calcext:value-type="float">
            <text:p>33.866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75-10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6328" calcext:value-type="float">
            <text:p>33.86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75-10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35848" calcext:value-type="float">
            <text:p>33.835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75-10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44408" calcext:value-type="float">
            <text:p>33.744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75-10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74888" calcext:value-type="float">
            <text:p>33.774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75-10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80984" calcext:value-type="float">
            <text:p>33.78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75-10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89544" calcext:value-type="float">
            <text:p>33.68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75-09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6516" calcext:value-type="float">
            <text:p>33.66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75-09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62112" calcext:value-type="float">
            <text:p>33.662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75-09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04784" calcext:value-type="float">
            <text:p>33.704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75-09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44408" calcext:value-type="float">
            <text:p>33.744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75-09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35264" calcext:value-type="float">
            <text:p>33.73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75-09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93176" calcext:value-type="float">
            <text:p>33.793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75-08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7664" calcext:value-type="float">
            <text:p>34.07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75-08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92464" calcext:value-type="float">
            <text:p>34.192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75-08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9856" calcext:value-type="float">
            <text:p>34.19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75-08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16848" calcext:value-type="float">
            <text:p>34.216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75-08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11464" calcext:value-type="float">
            <text:p>33.81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75-08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52968" calcext:value-type="float">
            <text:p>33.652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75-07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31632" calcext:value-type="float">
            <text:p>33.631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75-07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98104" calcext:value-type="float">
            <text:p>33.598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75-07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2132" calcext:value-type="float">
            <text:p>33.42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75-07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60944" calcext:value-type="float">
            <text:p>33.460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75-07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1088" calcext:value-type="float">
            <text:p>33.7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75-07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22488" calcext:value-type="float">
            <text:p>33.622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75-06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64576" calcext:value-type="float">
            <text:p>33.56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75-06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65744" calcext:value-type="float">
            <text:p>33.765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75-06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31048" calcext:value-type="float">
            <text:p>33.53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75-06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8416" calcext:value-type="float">
            <text:p>33.28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75-06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9084" calcext:value-type="float">
            <text:p>33.39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75-06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75016" calcext:value-type="float">
            <text:p>33.27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75-05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5368" calcext:value-type="float">
            <text:p>33.25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75-05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032" calcext:value-type="float">
            <text:p>33.04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75-05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946" calcext:value-type="float">
            <text:p>32.99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75-05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67168" calcext:value-type="float">
            <text:p>32.967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75-05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95184" calcext:value-type="float">
            <text:p>33.095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75-05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2508" calcext:value-type="float">
            <text:p>33.02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75-04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08" calcext:value-type="float">
            <text:p>33.07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75-04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8604" calcext:value-type="float">
            <text:p>33.086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75-04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70216" calcext:value-type="float">
            <text:p>32.97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75-04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946" calcext:value-type="float">
            <text:p>32.99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75-04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0128" calcext:value-type="float">
            <text:p>33.1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75-04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0128" calcext:value-type="float">
            <text:p>33.1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75-03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28128" calcext:value-type="float">
            <text:p>33.028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75-03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984" calcext:value-type="float">
            <text:p>33.0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75-03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18984" calcext:value-type="float">
            <text:p>33.01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75-03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6224" calcext:value-type="float">
            <text:p>33.16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75-03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3848" calcext:value-type="float">
            <text:p>33.073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75-03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43952" calcext:value-type="float">
            <text:p>33.143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75-02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56144" calcext:value-type="float">
            <text:p>33.15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75-02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3472" calcext:value-type="float">
            <text:p>33.113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75-0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80528" calcext:value-type="float">
            <text:p>33.18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75-02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6892" calcext:value-type="float">
            <text:p>33.26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75-02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8416" calcext:value-type="float">
            <text:p>33.28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75-0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9272" calcext:value-type="float">
            <text:p>33.1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75-01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45704" calcext:value-type="float">
            <text:p>33.445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75-0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3844" calcext:value-type="float">
            <text:p>33.23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75-0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40904" calcext:value-type="float">
            <text:p>33.14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75-0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59776" calcext:value-type="float">
            <text:p>33.25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75-01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9752" calcext:value-type="float">
            <text:p>33.4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75-0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6892" calcext:value-type="float">
            <text:p>33.26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74-12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02448" calcext:value-type="float">
            <text:p>33.302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74-12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5368" calcext:value-type="float">
            <text:p>33.25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74-1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39024" calcext:value-type="float">
            <text:p>33.33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74-12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05496" calcext:value-type="float">
            <text:p>33.305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74-12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47584" calcext:value-type="float">
            <text:p>33.24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74-12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78064" calcext:value-type="float">
            <text:p>33.27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74-1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72552" calcext:value-type="float">
            <text:p>33.372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74-11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3656" calcext:value-type="float">
            <text:p>33.43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74-1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6036" calcext:value-type="float">
            <text:p>33.36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74-1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23784" calcext:value-type="float">
            <text:p>33.32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74-1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99984" calcext:value-type="float">
            <text:p>33.39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74-11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39608" calcext:value-type="float">
            <text:p>33.43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74-1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0608" calcext:value-type="float">
            <text:p>33.4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74-10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3656" calcext:value-type="float">
            <text:p>33.43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74-10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0608" calcext:value-type="float">
            <text:p>33.4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74-10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66456" calcext:value-type="float">
            <text:p>33.366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74-10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3656" calcext:value-type="float">
            <text:p>33.43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74-10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84744" calcext:value-type="float">
            <text:p>33.384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74-10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33512" calcext:value-type="float">
            <text:p>33.433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74-09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62112" calcext:value-type="float">
            <text:p>33.662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74-09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6704" calcext:value-type="float">
            <text:p>33.46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74-08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75016" calcext:value-type="float">
            <text:p>33.27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74-08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0128" calcext:value-type="float">
            <text:p>33.1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74-08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6896" calcext:value-type="float">
            <text:p>33.076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74-08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52512" calcext:value-type="float">
            <text:p>33.052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74-08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34224" calcext:value-type="float">
            <text:p>33.03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74-08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34224" calcext:value-type="float">
            <text:p>33.03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74-07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032" calcext:value-type="float">
            <text:p>33.04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74-07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98816" calcext:value-type="float">
            <text:p>33.19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74-07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04912" calcext:value-type="float">
            <text:p>33.204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74-07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2508" calcext:value-type="float">
            <text:p>33.02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74-07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73264" calcext:value-type="float">
            <text:p>32.973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74-07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85456" calcext:value-type="float">
            <text:p>32.98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74-06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0696" calcext:value-type="float">
            <text:p>33.00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74-06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66584" calcext:value-type="float">
            <text:p>32.866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74-06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39736" calcext:value-type="float">
            <text:p>32.93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74-06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82408" calcext:value-type="float">
            <text:p>32.982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74-06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2696" calcext:value-type="float">
            <text:p>32.82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74-06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60488" calcext:value-type="float">
            <text:p>32.860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74-05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5744" calcext:value-type="float">
            <text:p>32.85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74-05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81824" calcext:value-type="float">
            <text:p>32.881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74-05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36104" calcext:value-type="float">
            <text:p>32.836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74-05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1172" calcext:value-type="float">
            <text:p>32.81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74-05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69048" calcext:value-type="float">
            <text:p>32.769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74-05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66" calcext:value-type="float">
            <text:p>32.7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74-04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5744" calcext:value-type="float">
            <text:p>32.85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74-04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59904" calcext:value-type="float">
            <text:p>32.759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74-04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9648" calcext:value-type="float">
            <text:p>32.7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74-04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68464" calcext:value-type="float">
            <text:p>32.668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74-04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0504" calcext:value-type="float">
            <text:p>32.7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74-04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83704" calcext:value-type="float">
            <text:p>32.683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74-03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19696" calcext:value-type="float">
            <text:p>32.619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74-03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17232" calcext:value-type="float">
            <text:p>32.717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74-03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26376" calcext:value-type="float">
            <text:p>32.726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74-03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23912" calcext:value-type="float">
            <text:p>32.823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74-03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02576" calcext:value-type="float">
            <text:p>32.802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74-03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99528" calcext:value-type="float">
            <text:p>32.799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74-02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05624" calcext:value-type="float">
            <text:p>32.805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74-02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66" calcext:value-type="float">
            <text:p>32.7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74-0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72096" calcext:value-type="float">
            <text:p>32.772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74-02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45248" calcext:value-type="float">
            <text:p>32.845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74-02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2696" calcext:value-type="float">
            <text:p>32.82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74-0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78776" calcext:value-type="float">
            <text:p>32.87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73-10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5724" calcext:value-type="float">
            <text:p>31.25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73-07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4408" calcext:value-type="float">
            <text:p>32.64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73-07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0692" calcext:value-type="float">
            <text:p>32.506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73-07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94728" calcext:value-type="float">
            <text:p>32.494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73-07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7644" calcext:value-type="float">
            <text:p>32.47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73-07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4596" calcext:value-type="float">
            <text:p>32.445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73-07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85" calcext:value-type="float">
            <text:p>32.38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73-06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20992" calcext:value-type="float">
            <text:p>32.320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73-06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50888" calcext:value-type="float">
            <text:p>32.250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73-06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9356" calcext:value-type="float">
            <text:p>32.293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73-06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65544" calcext:value-type="float">
            <text:p>32.16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73-06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16776" calcext:value-type="float">
            <text:p>32.116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73-05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9168" calcext:value-type="float">
            <text:p>32.4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73-05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2592" calcext:value-type="float">
            <text:p>32.12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73-05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4116" calcext:value-type="float">
            <text:p>32.14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72-12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63664" calcext:value-type="float">
            <text:p>32.363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72-11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58152" calcext:value-type="float">
            <text:p>32.458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72-10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55104" calcext:value-type="float">
            <text:p>32.455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72-10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87464" calcext:value-type="float">
            <text:p>32.287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72-09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70216" calcext:value-type="float">
            <text:p>32.97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72-09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39736" calcext:value-type="float">
            <text:p>32.93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72-09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94016" calcext:value-type="float">
            <text:p>32.89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72-09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93432" calcext:value-type="float">
            <text:p>32.793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72-09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3552" calcext:value-type="float">
            <text:p>32.73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72-08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9648" calcext:value-type="float">
            <text:p>32.7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72-08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0692" calcext:value-type="float">
            <text:p>32.506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72-08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32016" calcext:value-type="float">
            <text:p>32.13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72-08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564" calcext:value-type="float">
            <text:p>32.15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72-08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05168" calcext:value-type="float">
            <text:p>32.20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72-08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564" calcext:value-type="float">
            <text:p>32.15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72-07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50304" calcext:value-type="float">
            <text:p>32.15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72-07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57696" calcext:value-type="float">
            <text:p>31.85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72-07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60744" calcext:value-type="float">
            <text:p>31.86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72-07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88176" calcext:value-type="float">
            <text:p>31.88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72-07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3636" calcext:value-type="float">
            <text:p>31.83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72-07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6016" calcext:value-type="float">
            <text:p>31.76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72-06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6016" calcext:value-type="float">
            <text:p>31.76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72-06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16904" calcext:value-type="float">
            <text:p>31.61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72-06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05296" calcext:value-type="float">
            <text:p>31.70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72-06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2968" calcext:value-type="float">
            <text:p>31.72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72-06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93104" calcext:value-type="float">
            <text:p>31.69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72-06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2968" calcext:value-type="float">
            <text:p>31.72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72-05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74816" calcext:value-type="float">
            <text:p>31.67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72-05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90056" calcext:value-type="float">
            <text:p>31.69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72-05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77864" calcext:value-type="float">
            <text:p>31.67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72-05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13856" calcext:value-type="float">
            <text:p>31.61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72-05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71768" calcext:value-type="float">
            <text:p>31.67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72-05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02248" calcext:value-type="float">
            <text:p>31.70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72-04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62624" calcext:value-type="float">
            <text:p>31.66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72-04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01664" calcext:value-type="float">
            <text:p>31.60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72-04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62624" calcext:value-type="float">
            <text:p>31.66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72-04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74816" calcext:value-type="float">
            <text:p>31.67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72-04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26048" calcext:value-type="float">
            <text:p>31.62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72-04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3824" calcext:value-type="float">
            <text:p>31.63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72-03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56528" calcext:value-type="float">
            <text:p>31.65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72-03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59576" calcext:value-type="float">
            <text:p>31.65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72-03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74816" calcext:value-type="float">
            <text:p>31.67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72-03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05296" calcext:value-type="float">
            <text:p>31.70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72-03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41872" calcext:value-type="float">
            <text:p>31.74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72-03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19952" calcext:value-type="float">
            <text:p>31.61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72-02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65672" calcext:value-type="float">
            <text:p>31.66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72-02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23584" calcext:value-type="float">
            <text:p>31.72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72-0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2968" calcext:value-type="float">
            <text:p>31.72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72-02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66256" calcext:value-type="float">
            <text:p>31.76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72-02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66256" calcext:value-type="float">
            <text:p>31.76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72-0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78448" calcext:value-type="float">
            <text:p>31.77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72-01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66256" calcext:value-type="float">
            <text:p>31.76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72-0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6016" calcext:value-type="float">
            <text:p>31.76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72-0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96736" calcext:value-type="float">
            <text:p>31.79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72-0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15024" calcext:value-type="float">
            <text:p>31.81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72-01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4492" calcext:value-type="float">
            <text:p>31.74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72-0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87592" calcext:value-type="float">
            <text:p>31.78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71-12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8208" calcext:value-type="float">
            <text:p>31.88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71-12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9064" calcext:value-type="float">
            <text:p>31.79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71-1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87592" calcext:value-type="float">
            <text:p>31.78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71-12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2968" calcext:value-type="float">
            <text:p>31.72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71-12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6016" calcext:value-type="float">
            <text:p>31.76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71-1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47968" calcext:value-type="float">
            <text:p>31.74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71-11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08344" calcext:value-type="float">
            <text:p>31.70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71-1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62624" calcext:value-type="float">
            <text:p>31.66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71-1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93104" calcext:value-type="float">
            <text:p>31.69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71-1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96152" calcext:value-type="float">
            <text:p>31.69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71-11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71768" calcext:value-type="float">
            <text:p>31.67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71-1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6016" calcext:value-type="float">
            <text:p>31.76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71-10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86424" calcext:value-type="float">
            <text:p>31.58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71-10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86424" calcext:value-type="float">
            <text:p>31.58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71-10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20536" calcext:value-type="float">
            <text:p>31.72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71-10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992" calcext:value-type="float">
            <text:p>31.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71-10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25464" calcext:value-type="float">
            <text:p>31.52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71-10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0776" calcext:value-type="float">
            <text:p>31.6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71-09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0776" calcext:value-type="float">
            <text:p>31.6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71-09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6872" calcext:value-type="float">
            <text:p>31.66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71-09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86424" calcext:value-type="float">
            <text:p>31.58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71-09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86424" calcext:value-type="float">
            <text:p>31.58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71-09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44336" calcext:value-type="float">
            <text:p>31.64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71-09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0704" calcext:value-type="float">
            <text:p>31.54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71-08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7728" calcext:value-type="float">
            <text:p>31.57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71-08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0776" calcext:value-type="float">
            <text:p>31.6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71-08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50432" calcext:value-type="float">
            <text:p>31.65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71-08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8584" calcext:value-type="float">
            <text:p>31.4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71-08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28512" calcext:value-type="float">
            <text:p>31.52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71-08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13272" calcext:value-type="float">
            <text:p>31.51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71-07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4012" calcext:value-type="float">
            <text:p>31.44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71-07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34024" calcext:value-type="float">
            <text:p>31.43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71-07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6392" calcext:value-type="float">
            <text:p>31.36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71-07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84672" calcext:value-type="float">
            <text:p>31.28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71-07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182" calcext:value-type="float">
            <text:p>31.31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71-07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71896" calcext:value-type="float">
            <text:p>31.17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71-06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3532" calcext:value-type="float">
            <text:p>31.13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71-06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32272" calcext:value-type="float">
            <text:p>31.132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71-06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25592" calcext:value-type="float">
            <text:p>31.02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71-06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0484" calcext:value-type="float">
            <text:p>31.10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71-06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71896" calcext:value-type="float">
            <text:p>31.17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71-0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8772" calcext:value-type="float">
            <text:p>31.28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70-12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45632" calcext:value-type="float">
            <text:p>31.34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70-12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0296" calcext:value-type="float">
            <text:p>31.30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70-1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93816" calcext:value-type="float">
            <text:p>31.29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70-12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85256" calcext:value-type="float">
            <text:p>31.38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70-12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45632" calcext:value-type="float">
            <text:p>31.34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70-1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3344" calcext:value-type="float">
            <text:p>31.33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70-11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21248" calcext:value-type="float">
            <text:p>31.32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70-1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57824" calcext:value-type="float">
            <text:p>31.35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70-1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48096" calcext:value-type="float">
            <text:p>31.24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70-1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1152" calcext:value-type="float">
            <text:p>31.2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70-11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66384" calcext:value-type="float">
            <text:p>31.26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70-1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8772" calcext:value-type="float">
            <text:p>31.28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70-10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30392" calcext:value-type="float">
            <text:p>31.33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70-10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7248" calcext:value-type="float">
            <text:p>31.27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70-10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3344" calcext:value-type="float">
            <text:p>31.33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70-10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0296" calcext:value-type="float">
            <text:p>31.30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70-10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59704" calcext:value-type="float">
            <text:p>31.15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70-09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0484" calcext:value-type="float">
            <text:p>31.10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70-09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78576" calcext:value-type="float">
            <text:p>31.27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70-09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40832" calcext:value-type="float">
            <text:p>31.04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70-09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0484" calcext:value-type="float">
            <text:p>31.10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70-09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26176" calcext:value-type="float">
            <text:p>31.12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70-09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68264" calcext:value-type="float">
            <text:p>31.06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70-08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55488" calcext:value-type="float">
            <text:p>30.95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70-08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82336" calcext:value-type="float">
            <text:p>30.88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70-08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39664" calcext:value-type="float">
            <text:p>30.83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70-08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9148" calcext:value-type="float">
            <text:p>30.89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70-08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26888" calcext:value-type="float">
            <text:p>30.72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70-08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44592" calcext:value-type="float">
            <text:p>30.64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70-07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35448" calcext:value-type="float">
            <text:p>30.63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70-07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4764" calcext:value-type="float">
            <text:p>30.64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70-07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23256" calcext:value-type="float">
            <text:p>30.62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70-07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7144" calcext:value-type="float">
            <text:p>30.57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70-07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4096" calcext:value-type="float">
            <text:p>30.54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70-07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15992" calcext:value-type="float">
            <text:p>30.415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70-06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65344" calcext:value-type="float">
            <text:p>30.56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70-06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95824" calcext:value-type="float">
            <text:p>30.59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70-06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9336" calcext:value-type="float">
            <text:p>30.6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70-06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92776" calcext:value-type="float">
            <text:p>30.59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70-06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19624" calcext:value-type="float">
            <text:p>30.51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70-06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59248" calcext:value-type="float">
            <text:p>30.55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70-05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952" calcext:value-type="float">
            <text:p>30.44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70-05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" calcext:value-type="float">
            <text:p>30.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70-05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9524" calcext:value-type="float">
            <text:p>30.49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70-05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16576" calcext:value-type="float">
            <text:p>30.51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70-05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82464" calcext:value-type="float">
            <text:p>30.382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70-05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8856" calcext:value-type="float">
            <text:p>30.3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70-04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79416" calcext:value-type="float">
            <text:p>30.379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70-04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6472" calcext:value-type="float">
            <text:p>30.446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70-04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51984" calcext:value-type="float">
            <text:p>30.351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70-04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67224" calcext:value-type="float">
            <text:p>30.367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70-04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7332" calcext:value-type="float">
            <text:p>30.373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70-04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03216" calcext:value-type="float">
            <text:p>30.303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70-03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30648" calcext:value-type="float">
            <text:p>30.330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70-03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14824" calcext:value-type="float">
            <text:p>30.214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70-03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22088" calcext:value-type="float">
            <text:p>30.422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70-03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97704" calcext:value-type="float">
            <text:p>30.397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70-03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6472" calcext:value-type="float">
            <text:p>30.446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70-03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58664" calcext:value-type="float">
            <text:p>30.458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70-02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952" calcext:value-type="float">
            <text:p>30.44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70-0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16576" calcext:value-type="float">
            <text:p>30.51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70-02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" calcext:value-type="float">
            <text:p>30.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70-02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1904" calcext:value-type="float">
            <text:p>30.41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70-0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7144" calcext:value-type="float">
            <text:p>30.57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70-01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1048" calcext:value-type="float">
            <text:p>30.5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70-0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" calcext:value-type="float">
            <text:p>30.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70-0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3428" calcext:value-type="float">
            <text:p>30.434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70-0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01336" calcext:value-type="float">
            <text:p>30.50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70-01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13528" calcext:value-type="float">
            <text:p>30.51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70-0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" calcext:value-type="float">
            <text:p>30.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69-12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01336" calcext:value-type="float">
            <text:p>30.50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69-12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19624" calcext:value-type="float">
            <text:p>30.51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69-1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16576" calcext:value-type="float">
            <text:p>30.51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69-12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28184" calcext:value-type="float">
            <text:p>30.428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69-12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12944" calcext:value-type="float">
            <text:p>30.412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69-1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19624" calcext:value-type="float">
            <text:p>30.51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69-11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65344" calcext:value-type="float">
            <text:p>30.56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69-1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952" calcext:value-type="float">
            <text:p>30.44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69-1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038" calcext:value-type="float">
            <text:p>30.40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69-1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25136" calcext:value-type="float">
            <text:p>30.425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69-11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5808" calcext:value-type="float">
            <text:p>30.35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69-1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94072" calcext:value-type="float">
            <text:p>30.294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69-10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06848" calcext:value-type="float">
            <text:p>30.406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69-10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06848" calcext:value-type="float">
            <text:p>30.406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69-10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87976" calcext:value-type="float">
            <text:p>30.287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69-10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60544" calcext:value-type="float">
            <text:p>30.260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69-10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6664" calcext:value-type="float">
            <text:p>30.26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69-10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99584" calcext:value-type="float">
            <text:p>30.199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69-09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81296" calcext:value-type="float">
            <text:p>30.181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69-09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41672" calcext:value-type="float">
            <text:p>30.141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69-09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11776" calcext:value-type="float">
            <text:p>30.211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69-09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23968" calcext:value-type="float">
            <text:p>30.223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69-09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84344" calcext:value-type="float">
            <text:p>30.184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69-09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96536" calcext:value-type="float">
            <text:p>30.196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69-08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8376" calcext:value-type="float">
            <text:p>30.08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69-08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44136" calcext:value-type="float">
            <text:p>30.044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69-08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10608" calcext:value-type="float">
            <text:p>30.01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69-08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99" calcext:value-type="float">
            <text:p>30.09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69-08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9232" calcext:value-type="float">
            <text:p>29.99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69-08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9232" calcext:value-type="float">
            <text:p>29.99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69-07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1424" calcext:value-type="float">
            <text:p>30.1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69-07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8376" calcext:value-type="float">
            <text:p>30.08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69-07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81296" calcext:value-type="float">
            <text:p>30.181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69-07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3512" calcext:value-type="float">
            <text:p>29.53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69-07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63008" calcext:value-type="float">
            <text:p>30.163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69-07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84344" calcext:value-type="float">
            <text:p>30.184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69-06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276" calcext:value-type="float">
            <text:p>30.3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69-06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4472" calcext:value-type="float">
            <text:p>30.14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69-06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86808" calcext:value-type="float">
            <text:p>30.086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69-06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8376" calcext:value-type="float">
            <text:p>30.08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69-06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11192" calcext:value-type="float">
            <text:p>30.111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69-06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81296" calcext:value-type="float">
            <text:p>30.181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69-05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41672" calcext:value-type="float">
            <text:p>30.141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69-05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83176" calcext:value-type="float">
            <text:p>29.983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69-05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80128" calcext:value-type="float">
            <text:p>29.98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69-05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19752" calcext:value-type="float">
            <text:p>30.01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69-05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58792" calcext:value-type="float">
            <text:p>29.95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69-05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55744" calcext:value-type="float">
            <text:p>29.955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69-04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52112" calcext:value-type="float">
            <text:p>29.852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69-04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97248" calcext:value-type="float">
            <text:p>29.797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69-04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82592" calcext:value-type="float">
            <text:p>29.882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69-04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19168" calcext:value-type="float">
            <text:p>29.91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69-04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13072" calcext:value-type="float">
            <text:p>29.913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69-03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33824" calcext:value-type="float">
            <text:p>29.833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69-02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61256" calcext:value-type="float">
            <text:p>29.86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69-0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94784" calcext:value-type="float">
            <text:p>29.894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69-02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64888" calcext:value-type="float">
            <text:p>29.964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69-02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64304" calcext:value-type="float">
            <text:p>29.864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69-0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25264" calcext:value-type="float">
            <text:p>29.92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69-01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19752" calcext:value-type="float">
            <text:p>30.01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69-0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44136" calcext:value-type="float">
            <text:p>30.044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69-0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9232" calcext:value-type="float">
            <text:p>29.99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69-0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59376" calcext:value-type="float">
            <text:p>30.059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69-01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59376" calcext:value-type="float">
            <text:p>30.059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69-0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5328" calcext:value-type="float">
            <text:p>30.05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68-12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34992" calcext:value-type="float">
            <text:p>30.034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68-12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3804" calcext:value-type="float">
            <text:p>30.038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68-1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5328" calcext:value-type="float">
            <text:p>30.05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68-12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49648" calcext:value-type="float">
            <text:p>29.94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68-12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5328" calcext:value-type="float">
            <text:p>30.05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68-1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6184" calcext:value-type="float">
            <text:p>29.96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68-11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71568" calcext:value-type="float">
            <text:p>30.071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68-1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4472" calcext:value-type="float">
            <text:p>30.14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68-1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74616" calcext:value-type="float">
            <text:p>30.074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68-1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99" calcext:value-type="float">
            <text:p>30.09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68-11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47184" calcext:value-type="float">
            <text:p>30.047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68-1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95952" calcext:value-type="float">
            <text:p>30.095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68-10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89856" calcext:value-type="float">
            <text:p>30.089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68-10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89272" calcext:value-type="float">
            <text:p>29.98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68-10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0088" calcext:value-type="float">
            <text:p>29.90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68-10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70984" calcext:value-type="float">
            <text:p>29.97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68-10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52696" calcext:value-type="float">
            <text:p>29.952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68-10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74032" calcext:value-type="float">
            <text:p>29.974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68-09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19168" calcext:value-type="float">
            <text:p>29.91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68-09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36872" calcext:value-type="float">
            <text:p>29.836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68-09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88104" calcext:value-type="float">
            <text:p>29.788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68-09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0276" calcext:value-type="float">
            <text:p>29.70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68-09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93616" calcext:value-type="float">
            <text:p>29.69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68-09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91152" calcext:value-type="float">
            <text:p>29.79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68-08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00296" calcext:value-type="float">
            <text:p>29.800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68-08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39336" calcext:value-type="float">
            <text:p>29.73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68-08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4848" calcext:value-type="float">
            <text:p>29.74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68-08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42384" calcext:value-type="float">
            <text:p>29.74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68-08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66768" calcext:value-type="float">
            <text:p>29.766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68-08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30192" calcext:value-type="float">
            <text:p>29.73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68-07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24096" calcext:value-type="float">
            <text:p>29.724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68-07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11904" calcext:value-type="float">
            <text:p>29.711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68-07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44848" calcext:value-type="float">
            <text:p>29.644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68-07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71696" calcext:value-type="float">
            <text:p>29.571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68-07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656" calcext:value-type="float">
            <text:p>29.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68-07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74744" calcext:value-type="float">
            <text:p>29.574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68-06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894" calcext:value-type="float">
            <text:p>29.48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68-06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1988" calcext:value-type="float">
            <text:p>29.51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68-06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95496" calcext:value-type="float">
            <text:p>29.495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68-06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44264" calcext:value-type="float">
            <text:p>29.544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68-06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32072" calcext:value-type="float">
            <text:p>29.53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68-06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7416" calcext:value-type="float">
            <text:p>29.47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68-05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16248" calcext:value-type="float">
            <text:p>29.416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68-05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74744" calcext:value-type="float">
            <text:p>29.574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68-05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83304" calcext:value-type="float">
            <text:p>29.48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68-05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0464" calcext:value-type="float">
            <text:p>29.5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68-05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0464" calcext:value-type="float">
            <text:p>29.5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68-03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10152" calcext:value-type="float">
            <text:p>29.41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68-03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04056" calcext:value-type="float">
            <text:p>29.404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68-03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0652" calcext:value-type="float">
            <text:p>29.306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68-03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16248" calcext:value-type="float">
            <text:p>29.416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68-03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5224" calcext:value-type="float">
            <text:p>29.35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68-02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63848" calcext:value-type="float">
            <text:p>29.263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68-0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27272" calcext:value-type="float">
            <text:p>29.22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68-02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33368" calcext:value-type="float">
            <text:p>29.233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68-02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3032" calcext:value-type="float">
            <text:p>29.23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68-0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2176" calcext:value-type="float">
            <text:p>29.32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68-01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85184" calcext:value-type="float">
            <text:p>29.285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68-0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3032" calcext:value-type="float">
            <text:p>29.23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68-0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09568" calcext:value-type="float">
            <text:p>29.30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68-0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55288" calcext:value-type="float">
            <text:p>29.355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68-01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31488" calcext:value-type="float">
            <text:p>29.43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68-0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70528" calcext:value-type="float">
            <text:p>29.37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67-12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01592" calcext:value-type="float">
            <text:p>29.501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67-12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56456" calcext:value-type="float">
            <text:p>29.556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67-1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62552" calcext:value-type="float">
            <text:p>29.562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67-12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0464" calcext:value-type="float">
            <text:p>29.5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67-12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5036" calcext:value-type="float">
            <text:p>29.55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67-1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62552" calcext:value-type="float">
            <text:p>29.562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67-11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44264" calcext:value-type="float">
            <text:p>29.544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67-1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41216" calcext:value-type="float">
            <text:p>29.54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67-1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8084" calcext:value-type="float">
            <text:p>29.58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67-1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17416" calcext:value-type="float">
            <text:p>29.617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67-11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50944" calcext:value-type="float">
            <text:p>29.650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67-1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71696" calcext:value-type="float">
            <text:p>29.571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67-10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9608" calcext:value-type="float">
            <text:p>29.5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67-10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3512" calcext:value-type="float">
            <text:p>29.53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67-10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47896" calcext:value-type="float">
            <text:p>29.64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67-10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0464" calcext:value-type="float">
            <text:p>29.5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67-10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80256" calcext:value-type="float">
            <text:p>29.48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67-10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10736" calcext:value-type="float">
            <text:p>29.51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9076230101</text:p>
          </table:table-cell>
          <table:table-cell office:value-type="string" calcext:value-type="string">
            <text:p>1967-06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512" calcext:value-type="float">
            <text:p>28.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78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3656" meta:object-count="0"/>
    <meta:user-defined meta:name="AppVersion">3.0</meta:user-defined>
  </office:meta>
</office:document-meta>
</file>